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6300000223AF819B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18pt"/>
    </style:style>
  </office:automatic-styles>
  <office:body>
    <office:presentation>
      <draw:page draw:name="page1" draw:style-name="dp1" draw:master-page-name="Default">
        <draw:frame draw:name="Picture 7" draw:style-name="gr1" draw:text-style-name="P1" draw:layer="layout" svg:width="26.5cm" svg:height="16cm" svg:x="0.5cm" svg:y="3cm">
          <draw:image xlink:href="Pictures/100000000000056300000223AF819B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ff Gomes</meta:initial-creator>
    <meta:creation-date>2011-04-01T15:11:26</meta:creation-date>
    <meta:editing-duration>PT00H01M34S</meta:editing-duration>
    <meta:editing-cycles>2</meta:editing-cycles>
    <dc:date>2011-04-01T15:12:51</dc:date>
    <dc:creator>Jeff Gomes</dc:creator>
    <meta:document-statistic meta:object-count="24"/>
    <meta:generator>OpenOffice.org/3.2$Unix OpenOffice.org_project/320m19$Build-9505</meta:generator>
  </office:meta>
</office:document-meta>
</file>